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 fo:font-size="66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Bo góry mogą ustąpić</text:span><text:span text:style-name="T1"><text:line-break/></text:span><text:span text:style-name="T1">i pagórki się zachwiać</text:span><text:span text:style-name="T1"><text:line-break/></text:span><text:span text:style-name="T1">Ale Miłość moja</text:span><text:span text:style-name="T1"><text:line-break/></text:span><text:span text:style-name="T1">nie odstąpi</text:span><text:span text:style-name="T1"><text:line-break/></text:span><text:span text:style-name="T1">od Cieb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ref. Tak mówi Pan /x3</text:span><text:span text:style-name="T1"><text:line-break/></text:span><text:span text:style-name="T1">który kocha Ciebie,</text:span><text:span text:style-name="T1"><text:line-break/></text:span><text:span text:style-name="T1">Ciebie, Ciebie i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2. Choćby matka,</text:span><text:span text:style-name="T1"><text:line-break/></text:span><text:span text:style-name="T1">która kocha dziecko</text:span><text:span text:style-name="T1"><text:line-break/></text:span><text:span text:style-name="T1">swego łona odrzuciła je,</text:span><text:span text:style-name="T1"><text:line-break/></text:span><text:span text:style-name="T1">To Ja Bóg Ojciec</text:span><text:span text:style-name="T1"><text:line-break/></text:span><text:span text:style-name="T1">Wszechmogący</text:span><text:span text:style-name="T1"><text:line-break/></text:span><text:span text:style-name="T1">nigdy, nigdy,</text:span><text:span text:style-name="T1"><text:line-break/></text:span><text:span text:style-name="T1">nie opuszczę Cię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ref. Tak mówi Pan /x3</text:span><text:span text:style-name="T1"><text:line-break/></text:span><text:span text:style-name="T1">który kocha Ciebie,</text:span><text:span text:style-name="T1"><text:line-break/></text:span><text:span text:style-name="T1">Ciebie, Ciebie i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3. Bóg kocha Cię,</text:span><text:span text:style-name="T1"><text:line-break/></text:span><text:span text:style-name="T1">osobiście,</text:span><text:span text:style-name="T1"><text:line-break/></text:span><text:span text:style-name="T1">bezwarunkowo</text:span><text:span text:style-name="T1"><text:line-break/></text:span><text:span text:style-name="T1">kocha Cię. </text:span><text:span text:style-name="T1">Bóg</text:span><text:span text:style-name="T1"><text:line-break/></text:span><text:span text:style-name="T1">kocha Cię </text:span><text:span text:style-name="T1">miłością</text:span><text:span text:style-name="T1"><text:line-break/></text:span><text:span text:style-name="T1">Ojca, dlatego, że </text:span><text:span text:style-name="T1">jesteś Jego dzieckiem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ref. Tak mówi Pan /x3</text:span><text:span text:style-name="T1"><text:line-break/></text:span><text:span text:style-name="T1">który kocha Ciebie,</text:span><text:span text:style-name="T1"><text:line-break/></text:span><text:span text:style-name="T1">Ciebie, Ciebie i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19T17:23:48</meta:creation-date>
    <dc:date>2013-09-24T10:48:53.26</dc:date>
    <dc:language>pl-PL</dc:language>
    <meta:editing-cycles>14</meta:editing-cycles>
    <meta:editing-duration>PT20M23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